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Une vache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Nai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Sorcière Méchant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Magicie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Prince Charm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sirèn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tige de harico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loup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Princess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mirroir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